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b6ab" officeooo:paragraph-rsid="000db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 is recursion bad? </text:p>
      <text:p text:style-name="P1">Recursion involved repeated function calls, each of which has overhead in both time and stack space. Recursion is also confusing to many people, which may make a recursive function harder to document, debug and maintai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09:49:34.153031899</meta:creation-date>
    <dc:date>2020-09-06T09:51:28.377635896</dc:date>
    <meta:editing-duration>PT1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9" meta:character-count="242" meta:non-whitespace-character-count="204"/>
  </office:meta>
</office:document-meta>
</file>